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style:min-row-height="0.1764in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bd391"/>
    </style:style>
    <style:style style:name="P5" style:family="paragraph" style:parent-style-name="Standard">
      <style:paragraph-properties style:snap-to-layout-grid="false"/>
      <style:text-properties officeooo:paragraph-rsid="000cddbc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e0dfc" officeooo:paragraph-rsid="000bd391"/>
    </style:style>
    <style:style style:name="P10" style:family="paragraph" style:parent-style-name="Standard">
      <style:paragraph-properties style:snap-to-layout-grid="false"/>
      <style:text-properties officeooo:rsid="000e5e0b" officeooo:paragraph-rsid="000e5e0b"/>
    </style:style>
    <style:style style:name="P11" style:family="paragraph" style:parent-style-name="Standard">
      <style:paragraph-properties style:snap-to-layout-grid="false"/>
      <style:text-properties fo:font-weight="normal" officeooo:rsid="000bd391" officeooo:paragraph-rsid="000bd391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fo:font-weight="normal" officeooo:rsid="000c609f" officeooo:paragraph-rsid="000c609f" style:font-weight-asian="normal" style:font-weight-complex="normal"/>
    </style:style>
    <style:style style:name="P13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4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5e0b" officeooo:paragraph-rsid="000bd391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bd391" officeooo:paragraph-rsid="000bd391"/>
    </style:style>
    <style:style style:name="P18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bd39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font-weight="normal" officeooo:rsid="000bd391" style:font-weight-asian="normal" style:font-weight-complex="normal"/>
    </style:style>
    <style:style style:name="T5" style:family="text">
      <style:text-properties fo:font-weight="normal" officeooo:rsid="0011e3bc" style:font-weight-asian="normal" style:font-weight-complex="normal"/>
    </style:style>
    <style:style style:name="T6" style:family="text">
      <style:text-properties officeooo:rsid="000bd391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0bd391" style:font-name-asian="Times New Roman" style:font-name-complex="Times New Roman"/>
    </style:style>
    <style:style style:name="T9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Times New Roman" fo:font-size="12pt" fo:font-weight="normal" officeooo:rsid="000f511f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" style:family="text">
      <style:text-properties style:use-window-font-color="true" style:font-name="Times New Roman" fo:font-size="12pt" fo:font-weight="normal" officeooo:rsid="00106a8f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Times New Roman" fo:font-size="12pt" fo:font-weight="normal" officeooo:rsid="0011e3bc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3" style:family="text">
      <style:text-properties officeooo:rsid="000e5e0b"/>
    </style:style>
    <style:style style:name="T14" style:family="text">
      <style:text-properties officeooo:rsid="000e0dfc"/>
    </style:style>
    <style:style style:name="T15" style:family="text">
      <style:text-properties officeooo:rsid="000c609f"/>
    </style:style>
    <style:style style:name="T16" style:family="text">
      <style:text-properties officeooo:rsid="000db5c6"/>
    </style:style>
    <style:style style:name="T17" style:family="text">
      <style:text-properties officeooo:rsid="000ec309"/>
    </style:style>
    <style:style style:name="T18" style:family="text">
      <style:text-properties officeooo:rsid="0011e3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Nombre del Caso de Uso: <text:span text:style-name="T4">Eliminar Tipo de </text:span><text:span text:style-name="T5">Ítem</text:span></text:p>
          </table:table-cell>
          <table:table-cell table:style-name="Tabla1.B1" office:value-type="string">
            <text:p text:style-name="P3"><text:span text:style-name="T1">Nro. de Caso de Uso:</text:span> <text:span text:style-name="T18">CU.A.08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6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6">Eliminar tipo de ítem del sistema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</text:span> <text:span text:style-name="UC_5f_NormalAzul_20_Car"><text:span text:style-name="T7">El actor debe estar logueado como Administrador de </text:span></text:span><text:span text:style-name="UC_5f_NormalAzul_20_Car"><text:span text:style-name="T8">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<text:span text:style-name="T1">Post- Condiciones:</text:span> <text:span text:style-name="T13">El tipo de ítem es eliminado del sistema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9">1.<text:span text:style-name="T13">S</text:span>elecciona <text:span text:style-name="T18">opción</text:span> <text:span text:style-name="T13">Eliminar.</text:span>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p text:style-name="P10"><text:span text:style-name="T17">2</text:span>.Pide <text:span text:style-name="T18">confirmación.</text:span></text:p>
          </table:table-cell>
        </table:table-row>
        <table:table-row table:style-name="Tabla2.4">
          <table:table-cell table:style-name="Tabla2.A5" office:value-type="string">
            <text:p text:style-name="P15"><text:span text:style-name="T17">3</text:span>.C<text:span text:style-name="T14">onfirma la operación.</text:span></text:p>
          </table:table-cell>
          <table:table-cell table:style-name="Tabla2.B5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<text:span text:style-name="T17">4</text:span>.Persiste los datos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7793215414964516359" text:style-name="WW8Num8">
              <text:list-item>
                <text:p text:style-name="P17">Cancelar.</text:p>
                <text:p text:style-name="P18"><text:span text:style-name="T9">En el paso </text:span><text:span text:style-name="T10">3</text:span><text:span text:style-name="T9">, se selecciona la </text:span><text:span text:style-name="T12">opción</text:span><text:span text:style-name="T9"> Cancelar, se vuelve a </text:span><text:span text:style-name="T11">Administrar Tipo de </text:span><text:span text:style-name="T12">Ítem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>2.No se pueden eliminar los tipos de <text:span text:style-name="T18">ítem</text:span> que tienen una instancia dentro en la fase, se emite un mensaje indican<text:span text:style-name="T15">do esto.</text:span></text:p>
            <text:p text:style-name="P12">5.<text:span text:style-name="T16">Si el sistema no puede persistir los datos este error es indicado al usuario por medio de un mensaje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5">Administrar Tipo de Ítem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8">RF157 al RF161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2</meta:editing-cycles>
    <meta:editing-duration>PT32M55S</meta:editing-duration>
    <dc:date>2014-03-16T20:27:32.836308912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5" meta:word-count="160" meta:character-count="1023" meta:non-whitespace-character-count="884"/>
  </office:meta>
</office:document-meta>
</file>